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8cc3a" officeooo:paragraph-rsid="0018cc3a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b62fb" officeooo:paragraph-rsid="001b62fb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fo:font-weight="bold" officeooo:rsid="0018cc3a" officeooo:paragraph-rsid="0018cc3a" style:font-size-asian="16pt" style:language-asian="zh" style:country-asian="CN" style:font-weight-asian="bold" style:font-size-complex="18.25pt" style:font-weight-complex="bold"/>
    </style:style>
    <style:style style:name="P4" style:family="paragraph" style:parent-style-name="Standard">
      <style:text-properties fo:font-size="18.25pt" officeooo:rsid="001b62fb" officeooo:paragraph-rsid="001b62fb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1bb868" officeooo:paragraph-rsid="001bb868" style:font-size-asian="16pt" style:language-asian="zh" style:country-asian="CN" style:font-size-complex="18.25pt"/>
    </style:style>
    <style:style style:name="P6" style:family="paragraph" style:parent-style-name="Standard">
      <style:text-properties fo:font-size="18.25pt" officeooo:rsid="001d96de" officeooo:paragraph-rsid="001d96de" style:font-size-asian="16pt" style:language-asian="zh" style:country-asian="CN" style:font-size-complex="18.25pt"/>
    </style:style>
    <style:style style:name="P7" style:family="paragraph" style:parent-style-name="Standard">
      <style:text-properties fo:font-size="18.25pt" officeooo:rsid="001f4a58" officeooo:paragraph-rsid="001f4a58" style:font-size-asian="16pt" style:language-asian="zh" style:country-asian="CN" style:font-size-complex="18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数据库：</text:p>
      <text:p text:style-name="P1"><text:s text:c="2"/>Oracle数据库是数据的物理存储。这就包含（数据文件ORA或者DBF,控制文件，联机日志，参数文件）。其实Oracle数据库的概念和其他数据库不一样，这里的数据库是一个操作系统只有一个库。可以看作oracle就是一个大数据库。</text:p>
      <text:p text:style-name="P1"/>
      <text:p text:style-name="P1">实例：</text:p>
      <text:p text:style-name="P1"><text:s text:c="2"/>一个oracle实例有一系列的后台进程和内存结构组成。一个数据库可以有n个实例。</text:p>
      <text:p text:style-name="P1"/>
      <text:p text:style-name="P1">用户：</text:p>
      <text:p text:style-name="P1"><text:s text:c="3"/>用户是在实例下建立的。不同实例可以建相同名字的用户。</text:p>
      <text:p text:style-name="P1"/>
      <text:p text:style-name="P2">表空间：</text:p>
      <text:p text:style-name="P2"><text:s text:c="2"/>表空间是Oracle对物理数据库上相关数据文件（ORA或者DBF文件）的逻辑映射。一个数据库在逻辑上被划分成一道若干个表空间（称为system表空间）。</text:p>
      <text:p text:style-name="P2"/>
      <text:p text:style-name="P2"/>
      <text:p text:style-name="P5">oracle数据库：是一个文件系统，是物理概念。</text:p>
      <text:p text:style-name="P5">实例：在Orale的数据库中有多个实例，通常我们只用一个实例。</text:p>
      <text:p text:style-name="P5">用户：一个实例下有多个用户。</text:p>
      <text:p text:style-name="P5">表空间：一个实例有多个表空间，表空间是逻辑概念，一个表空间对应着一个或多个物理存储文件。</text:p>
      <text:p text:style-name="P5">用户和表空间的关系：一个用户有一个默认的表空间，一个表空间可以为多个用户作为默认表空间，用户和用户之间的数据是隔离，数据不会混。</text:p>
      <text:p text:style-name="P5"/>
      <text:p text:style-name="P6">Oracle数据库源：</text:p>
      <text:p text:style-name="P6">driver：oracle.jdbc.OracleDriver</text:p>
      <text:p text:style-name="P6">url：jdbc：oralce:thin:@localhost:1521:orcl</text:p>
      <text:p text:style-name="P6">username:zhansan</text:p>
      <text:p text:style-name="P6">password:1233</text:p>
      <text:p text:style-name="P7">oracle中用户的概念相当于mysql中的datebase概念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40S</meta:editing-duration>
    <meta:editing-cycles>7</meta:editing-cycles>
    <meta:generator>LibreOffice/5.3.0.3$Windows_X86_64 LibreOffice_project/7074905676c47b82bbcfbea1aeefc84afe1c50e1</meta:generator>
    <dc:date>2018-02-24T13:35:01.499000000</dc:date>
    <meta:document-statistic meta:table-count="0" meta:image-count="0" meta:object-count="0" meta:page-count="1" meta:paragraph-count="19" meta:word-count="432" meta:character-count="601" meta:non-whitespace-character-count="592"/>
    <meta:user-defined meta:name="Info 1"/>
    <meta:user-defined meta:name="Info 2"/>
    <meta:user-defined meta:name="Info 3"/>
    <meta:user-defined meta:name="Info 4"/>
  </office:meta>
</office:document-meta>
</file>